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色白な店主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色白な店主</text:p>
          </table:table-cell>
          <table:table-cell/>
        </table:table-row>
        <table:table-row table:style-name="ro1">
          <table:table-cell office:value-type="string">
            <text:p>また来ておくれ</text:p>
          </table:table-cell>
          <table:table-cell/>
        </table:table-row>
        <table:table-row table:style-name="ro1">
          <table:table-cell office:value-type="string">
            <text:p>砂が盛り上がっている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ねぇ ここで砂遊びしませんか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ねぇねぇ ここで砂遊びしない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ねぇ ここで砂遊びしない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だ！</text:p>
            <text:p>ここで砂遊びをするというのはどうですか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おっ そうだ…！</text:p>
            <text:p>なあ、砂遊びしようぜ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だ $puさん</text:p>
            <text:p>砂遊びをしませんか？</text:p>
          </table:table-cell>
          <table:table-cell/>
        </table:table-row>
        <table:table-row table:style-name="ro1">
          <table:table-cell office:value-type="string">
            <text:p>乗り気で砂遊びをする</text:p>
          </table:table-cell>
          <table:table-cell/>
        </table:table-row>
        <table:table-row table:style-name="ro1">
          <table:table-cell office:value-type="string">
            <text:p>イヤイヤ砂遊びをする</text:p>
          </table:table-cell>
          <table:table-cell/>
        </table:table-row>
        <table:table-row table:style-name="ro1">
          <table:table-cell office:value-type="string">
            <text:p>他にしたいことがないので砂遊びをする</text:p>
          </table:table-cell>
          <table:table-cell/>
        </table:table-row>
        <table:table-row table:style-name="ro1">
          <table:table-cell office:value-type="string">
            <text:p>砂遊びより他のことをした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よし！ 砂遊びやろうか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ん 私、砂遊び大好き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砂遊び？ …まあ、いい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砂遊び？ …しょうがないわ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砂遊びか… まあ、い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せヒマだし いい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砂遊びより、他のことをして遊ば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砂遊びより、他のことをして遊ばない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れじゃあ ここに寝てください</text:p>
            <text:p>目をつぶって、ちょっと待っててください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それじゃ ここに寝てっ</text:p>
            <text:p>目をつぶって待ってて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れじゃ ここに横になって…</text:p>
            <text:p>ちょっと目をつぶって待ってて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れでは！ ここに横になってください</text:p>
            <text:p>少しの間、目をつぶっていてくださいね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よーし ここに寝っ転がってくれ</text:p>
            <text:p>しばらく目をつぶってな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れでは ここに横になってください</text:p>
            <text:p>少し目をつぶっていてください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はい できましたよ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はい できたよー</text:p>
            <text:p>目を開け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はい できたわ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完成であります！</text:p>
            <text:p>目をお開けになってください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よーし！ 完成だ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ふう できましたよ</text:p>
            <text:p>目を開けてくださ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〜ん これは…</text:p>
          </table:table-cell>
          <table:table-cell/>
        </table:table-row>
        <table:table-row table:style-name="ro1">
          <table:table-cell office:value-type="string">
            <text:p>うわー！ これは気持ちいい！</text:p>
          </table:table-cell>
          <table:table-cell/>
        </table:table-row>
        <table:table-row table:style-name="ro1">
          <table:table-cell office:value-type="string">
            <text:p>うひー！ これは恥ずかしい！</text:p>
          </table:table-cell>
          <table:table-cell/>
        </table:table-row>
        <table:table-row table:style-name="ro1">
          <table:table-cell office:value-type="string">
            <text:p>うぅ… お、重い…</text:p>
          </table:table-cell>
          <table:table-cell/>
        </table:table-row>
        <table:table-row table:style-name="ro1">
          <table:table-cell office:value-type="string">
            <text:p>わーい！ なんだか楽し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わー！ これは気持ちい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わー これは気持ちい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ひー！ これは恥ずかし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…っ なんか恥ずかしい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ぅ… お、重い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〜 重い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わーい！ なんだか楽し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ははっ なんだか楽し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よし！ できたぞ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よーし！ できた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すごいですねえ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わー すごーい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ウフフッ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会心の出来であります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よおし！ こんなもんだな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いやあ すごいですね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それっ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それっ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アハハハッ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キャハハハッ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ウフフッ それっ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負けませんよっ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わっはっはっはっ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アハハハハ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もうこんな時間なんですね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楽しかったあ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今日は楽しかったわ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もうこんな時間なんでありますか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ふうっ 遊んだ遊んだ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今日は楽しかったですね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5:14.75</dc:date>
    <meta:generator>OpenOffice/4.1.14$Win32 OpenOffice.org_project/4114m1$Build-9811</meta:generator>
    <meta:editing-duration>PT6M40S</meta:editing-duration>
    <meta:editing-cycles>6</meta:editing-cycles>
    <meta:document-statistic meta:table-count="1" meta:cell-count="256" meta:object-count="0"/>
  </office:meta>
</office:document-meta>
</file>